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officeooo:rsid="002d097b" officeooo:paragraph-rsid="002d097b"/>
    </style:style>
    <style:style style:name="P16" style:family="paragraph" style:parent-style-name="Text_20_body">
      <style:text-properties officeooo:rsid="002f96d2" officeooo:paragraph-rsid="002f96d2"/>
    </style:style>
    <style:style style:name="P17" style:family="paragraph" style:parent-style-name="Text_20_body">
      <style:text-properties officeooo:rsid="00318432" officeooo:paragraph-rsid="00318432"/>
    </style:style>
    <style:style style:name="P18" style:family="paragraph" style:parent-style-name="Text_20_body">
      <style:text-properties officeooo:rsid="001afd0c" officeooo:paragraph-rsid="00334e39"/>
    </style:style>
    <style:style style:name="P19" style:family="paragraph" style:parent-style-name="Text_20_body">
      <style:text-properties officeooo:rsid="00352088" officeooo:paragraph-rsid="00352088"/>
    </style:style>
    <style:style style:name="P20" style:family="paragraph" style:parent-style-name="Text_20_body">
      <style:text-properties officeooo:rsid="00379b3b" officeooo:paragraph-rsid="00379b3b"/>
    </style:style>
    <style:style style:name="P21" style:family="paragraph" style:parent-style-name="Text_20_body">
      <style:text-properties officeooo:rsid="0038d801" officeooo:paragraph-rsid="0038d801"/>
    </style:style>
    <style:style style:name="P22" style:family="paragraph" style:parent-style-name="Text_20_body">
      <style:text-properties fo:language="en" fo:country="US" fo:font-style="normal" officeooo:rsid="00363b3e" officeooo:paragraph-rsid="00363b3e" style:font-style-asian="normal" style:font-style-complex="normal"/>
    </style:style>
    <style:style style:name="P23" style:family="paragraph" style:parent-style-name="Text_20_body">
      <style:text-properties fo:language="en" fo:country="US" fo:font-style="normal" officeooo:rsid="00379b3b" officeooo:paragraph-rsid="00379b3b" style:font-style-asian="normal" style:font-style-complex="normal"/>
    </style:style>
    <style:style style:name="P24" style:family="paragraph" style:parent-style-name="Text_20_body">
      <style:text-properties fo:language="en" fo:country="US" fo:font-style="normal" officeooo:rsid="0038d801" officeooo:paragraph-rsid="0038d801" style:font-style-asian="normal" style:font-style-complex="normal"/>
    </style:style>
    <style:style style:name="P25" style:family="paragraph" style:parent-style-name="Text_20_body">
      <style:text-properties officeooo:rsid="00454ddf" officeooo:paragraph-rsid="00454ddf"/>
    </style:style>
    <style:style style:name="P26" style:family="paragraph" style:parent-style-name="Text_20_body">
      <style:text-properties officeooo:paragraph-rsid="003cbbd2"/>
    </style:style>
    <style:style style:name="P27" style:family="paragraph" style:parent-style-name="Title">
      <style:text-properties officeooo:rsid="0015f1d9" officeooo:paragraph-rsid="0015f1d9"/>
    </style:style>
    <style:style style:name="P28" style:family="paragraph" style:parent-style-name="Text_20_body">
      <style:text-properties fo:font-style="normal" fo:font-weight="normal" officeooo:rsid="004cefdc" officeooo:paragraph-rsid="004cefdc" fo:background-color="transparent" style:font-style-asian="normal" style:font-weight-asian="normal" style:font-style-complex="normal" style:font-weight-complex="normal"/>
    </style:style>
    <style:style style:name="P29" style:family="paragraph" style:parent-style-name="Heading_20_1">
      <style:text-properties officeooo:rsid="0015f1d9" officeooo:paragraph-rsid="0015f1d9"/>
    </style:style>
    <style:style style:name="P30" style:family="paragraph" style:parent-style-name="Heading_20_1" style:list-style-name="">
      <style:text-properties officeooo:rsid="0019b2d1" officeooo:paragraph-rsid="0019b2d1"/>
    </style:style>
    <style:style style:name="P31" style:family="paragraph" style:parent-style-name="Heading_20_1">
      <style:text-properties officeooo:rsid="0019b2d1" officeooo:paragraph-rsid="0019b2d1"/>
    </style:style>
    <style:style style:name="P32" style:family="paragraph" style:parent-style-name="Heading_20_1">
      <style:text-properties officeooo:rsid="0019b2d1" officeooo:paragraph-rsid="002d097b"/>
    </style:style>
    <style:style style:name="P33" style:family="paragraph" style:parent-style-name="Heading_20_1">
      <style:text-properties officeooo:rsid="002f96d2" officeooo:paragraph-rsid="002f96d2"/>
    </style:style>
    <style:style style:name="P34" style:family="paragraph" style:parent-style-name="Heading_20_1" style:list-style-name="">
      <style:text-properties officeooo:rsid="0033c3cf" officeooo:paragraph-rsid="0033c3cf" fo:background-color="transparent"/>
    </style:style>
    <style:style style:name="P35" style:family="paragraph" style:parent-style-name="Heading_20_1">
      <style:paragraph-properties fo:break-before="page"/>
      <style:text-properties officeooo:rsid="0019b2d1" officeooo:paragraph-rsid="0019b2d1"/>
    </style:style>
    <style:style style:name="P36" style:family="paragraph" style:parent-style-name="Heading_20_1">
      <style:paragraph-properties fo:break-before="page"/>
      <style:text-properties officeooo:rsid="0033c3cf" officeooo:paragraph-rsid="0033c3cf" fo:background-color="transparent"/>
    </style:style>
    <style:style style:name="P37" style:family="paragraph" style:parent-style-name="Heading_20_2">
      <style:text-properties officeooo:rsid="0015f1d9" officeooo:paragraph-rsid="0015f1d9"/>
    </style:style>
    <style:style style:name="P38" style:family="paragraph" style:parent-style-name="Heading_20_2">
      <style:text-properties officeooo:rsid="0021e86f" officeooo:paragraph-rsid="0021e86f"/>
    </style:style>
    <style:style style:name="P39" style:family="paragraph" style:parent-style-name="Heading_20_2">
      <style:text-properties officeooo:rsid="0025c9ca" officeooo:paragraph-rsid="0025c9ca"/>
    </style:style>
    <style:style style:name="P40" style:family="paragraph" style:parent-style-name="Heading_20_2">
      <style:text-properties officeooo:rsid="0027304e" officeooo:paragraph-rsid="0027304e"/>
    </style:style>
    <style:style style:name="P41" style:family="paragraph" style:parent-style-name="Heading_20_2">
      <style:text-properties officeooo:rsid="00454ddf" officeooo:paragraph-rsid="00454ddf"/>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officeooo:rsid="003cbbd2" style:font-style-asian="normal" style:font-weight-asian="bold" style:font-style-complex="normal" style:font-weight-complex="bold"/>
    </style:style>
    <style:style style:name="T11" style:family="text">
      <style:text-properties fo:language="en" fo:country="US" fo:font-style="normal" fo:font-weight="normal" officeooo:rsid="003ac238" style:font-style-asian="normal" style:font-weight-asian="normal" style:font-style-complex="normal" style:font-weight-complex="normal"/>
    </style:style>
    <style:style style:name="T12" style:family="text">
      <style:text-properties fo:language="en" fo:country="US" fo:font-style="normal" fo:font-weight="normal" officeooo:rsid="004145dd" style:font-style-asian="normal" style:font-weight-asian="normal" style:font-style-complex="normal" style:font-weight-complex="normal"/>
    </style:style>
    <style:style style:name="T13" style:family="text">
      <style:text-properties fo:language="en" fo:country="US" fo:font-style="normal" fo:font-weight="normal" officeooo:rsid="003cbbd2"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407963"/>
    </style:style>
    <style:style style:name="T16" style:family="text">
      <style:text-properties officeooo:rsid="0016138f"/>
    </style:style>
    <style:style style:name="T17" style:family="text">
      <style:text-properties officeooo:rsid="001afd0c"/>
    </style:style>
    <style:style style:name="T18" style:family="text">
      <style:text-properties fo:font-style="italic" style:font-style-asian="italic" style:font-style-complex="italic"/>
    </style:style>
    <style:style style:name="T19" style:family="text">
      <style:text-properties fo:font-style="italic" officeooo:rsid="001afd0c" style:font-style-asian="italic" style:font-style-complex="italic"/>
    </style:style>
    <style:style style:name="T20" style:family="text">
      <style:text-properties fo:font-style="italic" officeooo:rsid="00363b3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afd0c" style:font-style-asian="normal" style:font-style-complex="normal"/>
    </style:style>
    <style:style style:name="T24" style:family="text">
      <style:text-properties fo:font-style="normal" officeooo:rsid="001e4ed8" style:font-style-asian="normal" style:font-style-complex="normal"/>
    </style:style>
    <style:style style:name="T25" style:family="text">
      <style:text-properties fo:font-style="normal" officeooo:rsid="00255684" style:font-style-asian="normal" style:font-style-complex="normal"/>
    </style:style>
    <style:style style:name="T26" style:family="text">
      <style:text-properties fo:font-style="normal" officeooo:rsid="0031e9f9" style:font-style-asian="normal" style:font-style-complex="normal"/>
    </style:style>
    <style:style style:name="T27" style:family="text">
      <style:text-properties fo:font-style="normal" officeooo:rsid="00363b3e" style:font-style-asian="normal" style:font-style-complex="normal"/>
    </style:style>
    <style:style style:name="T28" style:family="text">
      <style:text-properties fo:font-style="normal" officeooo:rsid="00297cf0" style:font-style-asian="normal" style:font-style-complex="normal"/>
    </style:style>
    <style:style style:name="T29" style:family="text">
      <style:text-properties fo:font-style="normal" officeooo:rsid="003cbbd2" style:font-style-asian="normal" style:font-style-complex="normal"/>
    </style:style>
    <style:style style:name="T30" style:family="text">
      <style:text-properties fo:font-style="normal" officeooo:rsid="0049c726"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b4be6" style:font-style-asian="normal" style:font-weight-asian="normal" style:font-style-complex="normal" style:font-weight-complex="normal"/>
    </style:style>
    <style:style style:name="T33" style:family="text">
      <style:text-properties fo:font-style="normal" fo:font-weight="normal" officeooo:rsid="00296576" style:font-style-asian="normal" style:font-weight-asian="normal" style:font-style-complex="normal" style:font-weight-complex="normal"/>
    </style:style>
    <style:style style:name="T34" style:family="text">
      <style:text-properties fo:font-style="normal" fo:font-weight="normal" officeooo:rsid="00297cf0" style:font-style-asian="normal" style:font-weight-asian="normal" style:font-style-complex="normal" style:font-weight-complex="normal"/>
    </style:style>
    <style:style style:name="T35" style:family="text">
      <style:text-properties fo:font-style="normal" fo:font-weight="normal" officeooo:rsid="0049c726"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20150a" style:font-weight-asian="normal" style:font-weight-complex="normal"/>
    </style:style>
    <style:style style:name="T38" style:family="text">
      <style:text-properties fo:font-weight="normal" officeooo:rsid="00223dc5" style:font-weight-asian="normal" style:font-weight-complex="normal"/>
    </style:style>
    <style:style style:name="T39" style:family="text">
      <style:text-properties fo:font-weight="normal" officeooo:rsid="00240d7f" style:font-weight-asian="normal" style:font-weight-complex="normal"/>
    </style:style>
    <style:style style:name="T40" style:family="text">
      <style:text-properties fo:font-weight="normal" officeooo:rsid="00334e39" style:font-weight-asian="normal" style:font-weight-complex="normal"/>
    </style:style>
    <style:style style:name="T41" style:family="text">
      <style:text-properties fo:font-weight="normal" officeooo:rsid="0042c623" style:font-weight-asian="normal" style:font-weight-complex="normal"/>
    </style:style>
    <style:style style:name="T42" style:family="text">
      <style:text-properties fo:font-weight="normal" officeooo:rsid="0047db6b" style:font-weight-asian="normal" style:font-weight-complex="normal"/>
    </style:style>
    <style:style style:name="T43" style:family="text">
      <style:text-properties fo:font-weight="bold" officeooo:rsid="0020150a" style:font-weight-asian="bold" style:font-weight-complex="bold"/>
    </style:style>
    <style:style style:name="T44" style:family="text">
      <style:text-properties officeooo:rsid="001e4ed8"/>
    </style:style>
    <style:style style:name="T45" style:family="text">
      <style:text-properties officeooo:rsid="0027f125"/>
    </style:style>
    <style:style style:name="T46" style:family="text">
      <style:text-properties officeooo:rsid="0028dbb2"/>
    </style:style>
    <style:style style:name="T47" style:family="text">
      <style:text-properties style:text-position="sub 58%" fo:font-style="normal" fo:font-weight="normal" style:font-style-asian="normal" style:font-weight-asian="normal" style:font-style-complex="normal" style:font-weight-complex="normal"/>
    </style:style>
    <style:style style:name="T48" style:family="text">
      <style:text-properties style:text-position="sub 58%" fo:font-style="normal" fo:font-weight="normal" officeooo:rsid="002b4be6" style:font-style-asian="normal" style:font-weight-asian="normal" style:font-style-complex="normal" style:font-weight-complex="normal"/>
    </style:style>
    <style:style style:name="T49" style:family="text">
      <style:text-properties officeooo:rsid="002b4be6"/>
    </style:style>
    <style:style style:name="T50" style:family="text">
      <style:text-properties officeooo:rsid="00318432"/>
    </style:style>
    <style:style style:name="T51" style:family="text">
      <style:text-properties officeooo:rsid="00318432" fo:background-color="#ffffff" loext:char-shading-value="0"/>
    </style:style>
    <style:style style:name="T52" style:family="text">
      <style:text-properties fo:background-color="#ffff00" loext:char-shading-value="0"/>
    </style:style>
    <style:style style:name="T53" style:family="text">
      <style:text-properties officeooo:rsid="0031e9f9"/>
    </style:style>
    <style:style style:name="T54" style:family="text">
      <style:text-properties officeooo:rsid="00334e39"/>
    </style:style>
    <style:style style:name="T55" style:family="text">
      <style:text-properties officeooo:rsid="00407963"/>
    </style:style>
    <style:style style:name="T56" style:family="text">
      <style:text-properties officeooo:rsid="00443c25"/>
    </style:style>
    <style:style style:name="T57" style:family="text">
      <style:text-properties officeooo:rsid="0045d84f"/>
    </style:style>
    <style:style style:name="T58" style:family="text">
      <style:text-properties officeooo:rsid="0049c726"/>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posal of CoNLL 2017 Shared Task: <office:annotation office:name="__Annotation__3781_1501412069"><dc:creator>Daniel Zeman</dc:creator><dc:date>2016-08-24T21:32:27</dc:date><loext:sender-initials>DZ</loext:sender-initials><text:p text:style-name="P42"><text:span text:style-name="T59">I am open to suggestions on the task name. I am not particularly fond of this one; but it should emphasize how we differ from 2006-2007.</text:span></text:p></office:annotation><text:span text:style-name="T55">End-to-End Universal</text:span><office:annotation-end office:name="__Annotation__3781_1501412069"/> Dependency Parsing</text:p>
      <text:h text:style-name="P29" text:outline-level="1">Organizing <office:annotation office:name="__Annotation__3159_1794885480"><dc:creator>Daniel Zeman</dc:creator><dc:date>2016-08-23T21:17:38</dc:date><loext:sender-initials>DZ</loext:sender-initials><text:p text:style-name="P43"><text:span text:style-name="T59">Do we already have the mailing list? Shall I set up a googlegroup?</text:span></text:p></office:annotation>Committee<office:annotation-end office:name="__Annotation__3159_1794885480"/></text:h>
      <text:h text:style-name="P37" text:outline-level="2">Chair <text:span text:style-name="T56">and Main Contact Person</text:span></text:h>
      <text:p text:style-name="P3">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7" text:outline-level="2">Management <office:annotation office:name="__Annotation__3160_1794885480"><dc:creator>Daniel Zeman</dc:creator><dc:date>2016-08-23T21:19:06</dc:date><loext:sender-initials>DZ</loext:sender-initials><text:p text:style-name="P43"><text:span text:style-name="T59">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7" text:outline-level="2">Support Group</text:h>
      <text:p text:style-name="P2">Christopher Manning, Stanford University<text:line-break/>Marie-Catherine de Marneffe, Ohio State University<text:line-break/>Yoav Goldberg, Bar Ilan University<text:line-break/><text:span text:style-name="T16">Reut Tsarfaty, Weizmann Institute of Science</text:span><text:line-break/>Sampo Pyysalo, <text:span text:style-name="T16">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6"><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6"><office:annotation><dc:creator>Daniel Zeman</dc:creator><dc:date>2016-08-23T21:15:12</dc:date><loext:sender-initials>DZ</loext:sender-initials><text:p text:style-name="P43"><text:span text:style-name="T59">Who is Jon Derdari? I cannot find his affiliation. There was one person at the lunch whom I don’t know so it may be him.</text:span></text:p></office:annotation></text:span></text:p>
      <text:h text:style-name="P30" text:outline-level="1"/>
      <text:h text:style-name="P35" text:outline-level="1">Description of the Shared Task</text:h>
      <text:p text:style-name="P17">Learning dependency parsers is a popular sub-task of natural language learning, useful in downstream applications as well as in linguistic research. <text:span text:style-name="T53">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17">have to find syntactic dependencies between words, i.e. a </text:span><text:span text:style-name="T19">parent</text:span><text:span text:style-name="T23"> of each word, and the type (label) of the dependency </text:span><text:span text:style-name="T19">relation</text:span><text:span text:style-name="T23">. There will be multiple test sets in various languages but all the data sets will adhere to one common annotation style: Universal Dependencies (</text:span><text:span text:style-name="T24">UD, </text:span><text:a xlink:type="simple" xlink:href="http://universaldependencies.org/" text:style-name="Internet_20_link" text:visited-style-name="Visited_20_Internet_20_Link"><text:span text:style-name="T23">http://universaldependencies.org/</text:span></text:a><text:span text:style-name="T23">).</text:span></text:p>
      <text:p text:style-name="P18"><text:span text:style-name="T26">P</text:span><text:span text:style-name="T22">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2">https://ufal.mff.cuni.cz/udpipe/</text:span></text:a><text:span text:style-name="T22">) that the participants can run instead of training their own model for e.g. tokenization or tagging. </text:span><text:span text:style-name="T25">We will even provide variants of the test data that have been automatically tokenized, </text:span><text:span text:style-name="T30">segmented</text:span><text:span text:style-name="T25"> and tagged by UDPipe.</text:span><text:span text:style-name="T22"> We believe that this makes the task reasonably accessible for </text:span><text:span text:style-name="T26">everyone</text:span><text:span text:style-name="T22">.</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31" text:outline-level="1">Data</text:h>
      <text:p text:style-name="P5">The task will only work with resources that are publicly available, royalty-free, under a license that is free at least for non-commercial usage (e.g. C<text:span text:style-name="T54">C</text:span> BY-NC-SA, BY-SA etc.) The right to use the data must not be limited to the shared task, i.e. the data must be available for follow-up research, too.</text:p>
      <text:h text:style-name="P38"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44">We hope to be able to provide for some languages </text:span><office:annotation office:name="__Annotation__3269_1794885480"><dc:creator>Daniel Zeman</dc:creator><dc:date>2016-08-23T22:21:49</dc:date><loext:sender-initials>DZ</loext:sender-initials><text:p text:style-name="P43"><text:span text:style-name="T59">Should we also mention somewhere what we will do in case of multiple UD treebanks for one language, such as UD_Finnish and UD_Finnish-FTB?</text:span></text:p><text:p text:style-name="P43"><text:span text:style-name="T59"/></text:p><text:p text:style-name="P43"><text:span text:style-name="T59">We have agreed that each such treebank will be separately included in the macro average. Systems will know the treebank code so that they do not have to domain-adapt where it is not needed.</text:span></text:p></office:annotation><text:span text:style-name="T44">additional test sets</text:span><office:annotation-end office:name="__Annotation__3269_1794885480"/><text:span text:style-name="T44">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3">surprise language(s),</text:span><text:span text:style-name="T37"> which ha</text:span><text:span text:style-name="T38">ve</text:span><text:span text:style-name="T37"> not been previously released in UD and for which we will not provide training </text:span><text:span text:style-name="T40">or development</text:span><text:span text:style-name="T37"> data, </text:span><text:span text:style-name="T40">except </text:span><text:span text:style-name="T41">for</text:span><text:span text:style-name="T40"> a small sample at the beginning of the evaluation phase</text:span><text:span text:style-name="T37">. Gold-standard data of the surprise language(s) will be also made available after the shared task.</text:span></text:p>
      <text:p text:style-name="P6"><text:span text:style-name="T39">A conservative estimate is that we will be able to evaluate the systems on 20</text:span><text:span text:style-name="T42">+</text:span><text:span text:style-name="T39"> languages. </text:span><text:span text:style-name="T37">W</text:span><text:span text:style-name="T36">e will only include UD treebanks </text:span><text:span text:style-name="T39">which pass validation tests for the current UD guidelines, and</text:span><text:span text:style-name="T36"> for which we can obtain a test set of at least 10,000 words</text:span><text:span text:style-name="T39">.</text:span><text:span text:style-name="T36"> There is no upper limit on the test size (the largest test set is currently ~170K). Participants will receive training+development data with gold-standard tokenization, </text:span><text:span text:style-name="T41">sentence segmentation</text:span><text:span text:style-name="T36">,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6">languages it will be </text:span><text:span text:style-name="T40">close to</text:span><text:span text:style-name="T36"> zero. One part of this data will be formally designated as the development data, but the participants will be free to use it for training of their systems too.</text:span></text:p>
      <text:h text:style-name="P39"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4">more than 5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40"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40" text:outline-level="2">Call for Additional Data</text:h>
      <text:p text:style-name="P8">Instead of organizing a separate open track we will encourage the participants to report <text:span text:style-name="T46">(by the end of December)</text:span> additional data they want to use. If <text:span text:style-name="T45">the data is relevant to the task and it meets</text:span> the <text:span text:style-name="T45">public availability condition, it will be added to the list of resources available to participants.</text:span></text:p>
      <text:h text:style-name="P31" text:outline-level="1">Evaluation of Participating Systems</text:h>
      <text:p text:style-name="P11">All systems will be required to generate valid output <text:span text:style-name="T49">in the CoNLL-U format</text:span> for all test sets. They will know the language of the test set, but they must respond even to unknown language codes (for which there are no training data). The systems will be able to select either raw text as input, or <text:span text:style-name="T58">the file</text:span> pre-processed by UDPipe.<office:annotation><dc:creator>Daniel Zeman</dc:creator><dc:date>2016-08-25T16:55:07</dc:date><loext:sender-initials>DZ</loext:sender-initials><text:p text:style-name="P42"><text:span text:style-name="T59">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60">primary run</text:span><text:span text:style-name="T59">; we will use the primary run in the system ranking, even if it’s not the best-scoring run. We don’t have to describe these details in the proposal, only in the rules if the proposal gets accepted.</text:span></text:p></office:annotation> <text:span text:style-name="T58">Every system must produce</text:span> <office:annotation office:name="__Annotation__267_1501412069"><dc:creator>Daniel Zeman</dc:creator><dc:date>2016-08-24T10:00:40</dc:date><loext:sender-initials>DZ</loext:sender-initials><text:p text:style-name="P42"><text:span text:style-name="T59">BTW, are we going to run the validator and discard outputs that contain cycles?</text:span></text:p><text:p text:style-name="P42"><text:span text:style-name="T59"/></text:p><text:p text:style-name="P42"><text:span text:style-name="T59">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 output for <text:span text:style-name="T58">every test set.</text:span></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he evaluation starts by aligning the system-produced tokens to the gold standard ones<text:span text:style-name="T50"> (</text:span><text:span text:style-name="T51">see Annex</text:span><text:span text:style-name="T50"> for details). Once tokens (words) are aligned, we will compute two metrics: LAS </text:span><text:span text:style-name="T28">and CNC </text:span><text:span text:style-name="T29">(see below)</text:span>. <office:annotation office:name="__Annotation__240_1501412069"><dc:creator>Daniel Zeman</dc:creator><dc:date>2016-08-24T09:51:30</dc:date><loext:sender-initials>DZ</loext:sender-initials><text:p text:style-name="P42"><text:span text:style-name="T59">Which one?</text:span></text:p></office:annotation><text:span text:style-name="T52">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LAS<text:span text:style-name="T36"> </text:span><text:span text:style-name="T21">(labeled attachment score)</text:span><text:span text:style-name="T31">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text:span><text:soft-page-break/><text:span text:style-name="T31">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7">1</text:span><text:span text:style-name="T31">-score = 2PR / (P+R).</text:span></text:p>
      <text:p text:style-name="P14"><text:span text:style-name="T22">CNC</text:span><text:span text:style-name="T31"> </text:span><text:span text:style-name="T34">(</text:span><text:span text:style-name="T4">draft</text:span><text:span text:style-name="T34"> in </text:span><text:a xlink:type="simple" xlink:href="http://stp.lingfil.uu.se/~nivre/docs/udeval-cl.pdf" text:style-name="Internet_20_link" text:visited-style-name="Visited_20_Internet_20_Link"><text:span text:style-name="T33">http://stp.lingfil.uu.se/~nivre/docs/udeval-cl.pdf</text:span></text:a><text:span text:style-name="T33"> but it will be further refined for the shared task) </text:span><text:span text:style-name="T31">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2">Similarly to our extended LAS metric, CNC is computed as F</text:span><text:span text:style-name="T48">1</text:span><text:span text:style-name="T32">-score of precision and recall. The difference to LAS is that there is a pre-defined list of </text:span><text:span text:style-name="T35">content </text:span><text:span text:style-name="T32">dependency relations, which will be evaluated. Precision P is the number of correct </text:span><text:span text:style-name="T35">content</text:span><text:span text:style-name="T32"> relations divided by the number of system produced </text:span><text:span text:style-name="T35">content</text:span><text:span text:style-name="T32"> relations; recall R is the number of correct </text:span><text:span text:style-name="T35">content</text:span><text:span text:style-name="T32"> relations divided by the number of gold-standard </text:span><text:span text:style-name="T35">content</text:span><text:span text:style-name="T32"> relations. Again, a relation is not correct if one of the word forms does not match the gold standard, i.e. if there are tokenization errors.</text:span></text:p>
      <text:p text:style-name="P28">Besides the two central metrics and one overall ranking of the systems, we will evaluate the systems along various other dimensions and we may publish additional rankings for sub-tasks (e.g. performance on the surprise languages).</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33" text:outline-level="1">Timeline</text:h>
      <text:p text:style-name="P16">We agree to follow the timeline suggested in the Call. <text:span text:style-name="T50">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32" text:outline-level="1">Other Relevant <office:annotation office:name="__Annotation__3172_1794885480"><dc:creator>Daniel Zeman</dc:creator><dc:date>2016-08-23T21:29:14</dc:date><loext:sender-initials>DZ</loext:sender-initials><text:p text:style-name="P43"><text:span text:style-name="T59">We can also mention here that we want to organize 2018 and what are the possible enhancements we foresee.</text:span></text:p></office:annotation>Information<office:annotation-end office:name="__Annotation__3172_1794885480"/></text:h>
      <text:p text:style-name="P15"><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5">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34" text:outline-level="1"/>
      <text:h text:style-name="P36" text:outline-level="1">Annex: Data format and evaluation details</text:h>
      <text:p text:style-name="P19">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8">syntactic words</text:span><text:span text:style-name="T22"> vs. </text:span><text:span text:style-name="T18">multi-word tokens</text:span><text:span text:style-name="T22">. It makes the tokenization step in UD harder than the relatively simple procedure called tokenization in other areas of NLP. </text:span><text:span text:style-name="T27">For instance, German </text:span><text:span text:style-name="T20">zum</text:span><text:span text:style-name="T27"> is a contraction of the preposition </text:span><text:span text:style-name="T20">zu</text:span><text:span text:style-name="T27"> “to”, and the article </text:span><text:span text:style-name="T20">dem</text:span><text:span text:style-name="T27"> “the”. In UD it is a multi-word token consisting of two syntactic words, </text:span><text:span text:style-name="T20">zu</text:span><text:span text:style-name="T27"> and </text:span><text:span text:style-name="T20">dem</text:span><text:span text:style-name="T27">.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2">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0"><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4">zur</text:span><text:span text:style-name="T8"> as a contraction and outputs</text:span></text:p>
      <text:p text:style-name="P23">1<text:tab/>zur<text:line-break/>2<text:tab/>Stadt<text:line-break/>3<text:tab/>,</text:p>
      <text:p text:style-name="P20"><text:span text:style-name="T8">we will treat any relations going to or from the node </text:span><text:span text:style-name="T14">zur</text:span><text:span text:style-name="T8"> as incorrect. The same will happen with the node “Stadt,”, should the system fail to separate punctuation from the word </text:span><text:span text:style-name="T14">Stadt</text:span><text:span text:style-name="T8">.</text:span></text:p>
      <text:p text:style-name="P20"><text:span text:style-name="T8">If the system wrongly splits the word </text:span><text:span text:style-name="T14">Haus</text:span><text:span text:style-name="T8"> and outputs</text:span></text:p>
      <text:p text:style-name="P23">7-8<text:tab/>Haus<text:line-break/>7<text:tab/>Hau<text:line-break/>8<text:tab/>das</text:p>
      <text:p text:style-name="P20"><text:span text:style-name="T8">relations involving either </text:span><text:span text:style-name="T14">Hau</text:span><text:span text:style-name="T8"> or </text:span><text:span text:style-name="T14">das</text:span><text:span text:style-name="T8"> will be considered incorrect.</text:span></text:p>
      <text:p text:style-name="P21"><text:span text:style-name="T8">Even if the system recognizes </text:span><text:span text:style-name="T14">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2"><text:span text:style-name="T59">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2"><text:span text:style-name="T59"/></text:p><text:p text:style-name="P42"><text:span text:style-name="T59">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4"><text:soft-page-break/>1-2<text:tab/>zur<text:line-break/>1<text:tab/>zur<text:line-break/>2<text:tab/>der</text:p>
      <text:p text:style-name="P24">Relations involving node 1 are incorrect but relations involving node 2 may be correct.</text:p>
      <text:h text:style-name="P41" text:outline-level="2">Aligning system words with the gold standard</text:h>
      <text:p text:style-name="P25">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P25">Now <text:span text:style-name="T57">let’s assume there are multi-word tokens.</text:span> They may contain anything, without any similarity to the original text; <text:span text:style-name="T57">however, the data still contains the original surface form and we know to which part of the underlying text they correspond. So we only have to align the individual words between a gold and a system multi-word token. We use the LCS (longest common subsequence) algorithm for that.</text:span></text:p>
      <text:p text:style-name="P26"><text:span text:style-name="T10">Sentence boundaries</text:span><text:span text:style-name="T13">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1"> A dependency relation that goes across a gold sentence boundary </text:span><text:span text:style-name="T13">is</text:span><text:span text:style-name="T11"> incorrect. If on the other hand the system generates a false sentence break, it will not be penalized directly, but there must be at least one gold relation that the system did not find; not getting points for such relations will be </text:span><text:span text:style-name="T12">an</text:span><text:span text:style-name="T11">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5T17:28:20.376000000</dc:date>
    <dc:creator>Daniel Zeman</dc:creator>
    <meta:editing-duration>PT4H25M15S</meta:editing-duration>
    <meta:editing-cycles>35</meta:editing-cycles>
    <meta:generator>LibreOffice/5.0.5.2$Windows_x86 LibreOffice_project/55b006a02d247b5f7215fc6ea0fde844b30035b3</meta:generator>
    <meta:document-statistic meta:table-count="0" meta:image-count="0" meta:object-count="0" meta:page-count="6" meta:paragraph-count="53" meta:word-count="2461" meta:character-count="15129" meta:non-whitespace-character-count="12721"/>
  </office:meta>
</office:document-meta>
</file>